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Courier New" svg:font-family="'Courier New'"/>
    <style:font-face style:name="Liberation Sans" svg:font-family="'Liberation Sans'"/>
    <style:font-face style:name="Liberation Serif1" svg:font-family="'Liberation Serif'"/>
    <style:font-face style:name="OpenSymbol1" svg:font-family="OpenSymbol"/>
    <style:font-face style:name="StarSymbol" svg:font-family="StarSymbol"/>
    <style:font-face style:name="Symbol" svg:font-family="Symbol"/>
    <style:font-face style:name="Wingdings" svg:font-family="Wingding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ab-stops>
          <style:tab-stop style:position="16.983cm" style:type="right"/>
        </style:tab-stops>
      </style:paragraph-properties>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Normal">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margin-left="0cm" fo:margin-right="0cm" fo:line-height="100%" fo:text-align="justify" style:justify-single-word="false" fo:orphans="0" fo:widows="0" fo:text-indent="0cm" style:auto-text-indent="false" fo:background-color="transparent" fo:padding="0cm" fo:border="none" style:writing-mode="lr-tb">
        <style:background-image/>
      </style:paragraph-properties>
      <style:text-properties fo:font-variant="normal" fo:text-transform="none" fo:font-size="12pt" fo:language="fr" fo:country="FR" fo:font-weight="normal"/>
    </style:style>
    <style:style style:name="P7" style:family="paragraph" style:parent-style-name="Normal">
      <style:paragraph-properties fo:text-align="justify" style:justify-single-word="false"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L1">
      <style:paragraph-properties fo:line-height="100%" fo:text-align="justify" style:justify-single-word="false" fo:orphans="0" fo:widows="0" fo:background-color="transparent" fo:padding="0cm" fo:border="none" style:writing-mode="lr-tb">
        <style:background-image/>
      </style:paragraph-properties>
      <style:text-properties fo:font-variant="normal" fo:text-transform="none" fo:font-size="12pt" fo:language="fr" fo:country="FR" fo:font-weight="normal"/>
    </style:style>
    <style:style style:name="P9" style:family="paragraph" style:parent-style-name="Standard" style:list-style-name="L1">
      <style:paragraph-properties fo:margin-left="1.251cm" fo:margin-right="0cm" fo:line-height="100%" fo:text-align="justify" style:justify-single-word="false" fo:orphans="0" fo:widows="0" fo:text-indent="0cm" style:auto-text-indent="false" fo:background-color="transparent" fo:padding="0cm" fo:border="none" style:writing-mode="lr-tb">
        <style:background-image/>
      </style:paragraph-properties>
      <style:text-properties fo:font-variant="normal" fo:text-transform="none" fo:font-size="12pt" fo:language="fr" fo:country="FR" fo:font-weight="normal"/>
    </style:style>
    <style:style style:name="P10" style:family="paragraph" style:parent-style-name="Standard" style:list-style-name="L1">
      <style:paragraph-properties fo:margin-top="0cm" fo:margin-bottom="0.499cm" style:contextual-spacing="false" fo:line-height="100%" fo:text-align="justify" style:justify-single-word="false" fo:orphans="0" fo:widows="0" fo:background-color="transparent" fo:padding="0cm" fo:border="none" style:writing-mode="lr-tb">
        <style:background-image/>
      </style:paragraph-properties>
      <style:text-properties fo:font-variant="normal" fo:text-transform="none" fo:font-size="12pt" fo:language="fr" fo:country="FR" fo:font-weight="normal"/>
    </style:style>
    <style:style style:name="P11" style:family="paragraph" style:parent-style-name="Standard" style:list-style-name="L1">
      <style:paragraph-properties fo:margin-left="1.251cm" fo:margin-right="0cm" fo:margin-top="0cm" fo:margin-bottom="0.499cm" style:contextual-spacing="false" fo:line-height="100%" fo:text-align="justify" style:justify-single-word="false" fo:orphans="0" fo:widows="0" fo:text-indent="-0.635cm" style:auto-text-indent="false" fo:background-color="transparent" fo:padding="0cm" fo:border="none" style:writing-mode="lr-tb">
        <style:background-image/>
      </style:paragraph-properties>
      <style:text-properties fo:font-variant="normal" fo:text-transform="none" fo:font-size="12pt" fo:language="fr" fo:country="FR" fo:font-weight="normal"/>
    </style:style>
    <style:style style:name="P12" style:family="paragraph" style:parent-style-name="Normal" style:list-style-name="L2">
      <style:paragraph-properties fo:text-align="justify" style:justify-single-word="false"/>
    </style:style>
    <style:style style:name="T1" style:family="text">
      <style:text-properties fo:color="#ff0000"/>
    </style:style>
    <style:style style:name="T2" style:family="text">
      <style:text-properties fo:color="#ff0000" fo:font-style="italic" fo:font-weight="bold" style:font-style-asian="italic" style:font-weight-asian="bold" style:font-style-complex="italic" style:font-weight-complex="bold"/>
    </style:style>
    <style:style style:name="T3" style:family="text">
      <style:text-properties fo:color="#0000ff"/>
    </style:style>
    <style:style style:name="T4" style:family="text">
      <style:text-properties fo:color="#008000"/>
    </style:style>
    <style:style style:name="T5" style:family="text">
      <style:text-properties fo:color="#5e11a6"/>
    </style:style>
    <style:style style:name="T6" style:family="text">
      <style:text-properties fo:color="#ff3366"/>
    </style:style>
    <style:style style:name="T7" style:family="text">
      <style:text-properties fo:color="#996633"/>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officeooo:rsid="0007188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LP ASR<text:tab/>Année 2016-2017</text:p>
        <text:p text:style-name="P2">PYTHON<text:tab/>FA 4x4 <text:span text:style-name="T10">et FC</text:span></text:p>
        <text:p text:style-name="P3">Contrôle TP</text:p>
        <text:p text:style-name="P3">Durée : 3 heures.</text:p>
        <text:p text:style-name="P3">Vendredi <text:span text:style-name="T10">06/02/2017</text:span></text:p>
        <text:p text:style-name="P1"/>
        <text:list xml:id="list3813868477992708330" text:style-name="L1">
          <text:list-item>
            <text:p text:style-name="P8">Consignes générales :</text:p>
          </text:list-item>
        </text:list>
        <text:p text:style-name="P6"/>
        <text:list xml:id="list192854984806667" text:continue-numbering="true" text:style-name="L1">
          <text:list-item>
            <text:list>
              <text:list-item>
                <text:p text:style-name="P9">Tous documents numériques autorisés sur clé USB.</text:p>
              </text:list-item>
              <text:list-item>
                <text:p text:style-name="P9">Tous documents papier autorisés.</text:p>
              </text:list-item>
              <text:list-item>
                <text:p text:style-name="P9">Interdiction formelle d'échanger des documents.</text:p>
              </text:list-item>
              <text:list-item>
                <text:p text:style-name="P9">Connexion Internet interdite pendant le CTP.</text:p>
              </text:list-item>
              <text:list-item>
                <text:p text:style-name="P9">Pas d'utilisation des PC personnels, obligation d'utiliser les PC des salles TP.</text:p>
              </text:list-item>
            </text:list>
          </text:list-item>
        </text:list>
        <text:p text:style-name="P1"/>
        <text:list xml:id="list192852944056295" text:continue-numbering="true" text:style-name="L1">
          <text:list-item>
            <text:p text:style-name="P10">Déroulement de l'épreuve :</text:p>
            <text:list>
              <text:list-item>
                <text:p text:style-name="P11">Récupérez sur EPREL le sujet du CTP et les fichiers à analyser. Ils sont dans LP ASR PYTHON &gt; Documents et liens &gt; CTP &gt; CTP_PYTHON_4x4_2016-2017</text:p>
              </text:list-item>
              <text:list-item>
                <text:p text:style-name="P11">Renommez ce dossier "CTP_PYTHON_4x4_NOM_Prenom", en respectant la casse. Exemple CTP_PYTHON_4x4_DURAND_Paul.</text:p>
              </text:list-item>
              <text:list-item>
                <text:p text:style-name="P11">Vous y trouverez 4 sous-dossiers Exo1, Exo2, Exo3 et Exo4. Ils correspondent aux quatre versions de l'exercice que vous devrez remettre. Votre dossier CTP_PYTHON_4x4_NOM_Prenom contient donc cet énoncé et les 4 dossiers Exo1, Exo2, Exo3 et Exo4, chacun d'eux contenant un fichier à analyser.</text:p>
              </text:list-item>
              <text:list-item>
                <text:p text:style-name="P11">Afin de pallier tout problème électrique ou autre, sauvegardez régulièrement ce dossier complet sur votre clé USB. Ne venez pas dire à la fin, j'ai perdu mon boulot... ça fait partie des compétences de l'ASR de sauver son travail.</text:p>
              </text:list-item>
              <text:list-item>
                <text:p text:style-name="P11">Quand vous avez terminé, faites une dernière sauvegarde sur votre clé. Videz les sous-dossiers des fichiers que vos scripts ont générés. Les sous-dossiers Exo1, Exo2, Exo3 et Exo4 ne devront donc contenir que les fichiers qu’il y avait au départ et vos scripts. Compressez le dossier (uniquement des .zip) et déposez votre archive CTP_PYTHON_4x4_NOM_Prenom.zip sur EPREL dans le module Travaux du cours de PYTHON.</text:p>
              </text:list-item>
              <text:list-item>
                <text:p text:style-name="P11">Conservez votre copie de sauvegarde au moins 3 semaines sans y apporter de modification pour que le correcteur puisse la récupérer si par malheur il ne parvient pas à lire votre travail (c'est déjà arrivé...)</text:p>
              </text:list-item>
            </text:list>
          </text:list-item>
        </text:list>
        <text:p text:style-name="P7">Exercice 1 (2 points)</text:p>
        <text:p text:style-name="P1"/>
        <text:p text:style-name="P1">Se placer dans le dossier Exo1.</text:p>
        <text:p text:style-name="P1">Ce dossier contient un fichier nommé « log_ssh.txt ». Il contient des lignes de connexion ssh.</text:p>
        <text:p text:style-name="P1">Créez un script nommé CTP_PYTHON_NOM_Prenom_Exo1.py</text:p>
        <text:p text:style-name="P1">Ce script lit le fichier log_ssh.txt et affiche à l'écran les lignes contenant une réponse indiquant « Failed password » .</text:p>
        <text:p text:style-name="P1">On terminera l'affichage par un message donnant le nombre de lignes trouvées.</text:p>
        <text:p text:style-name="P5"/>
        <text:p text:style-name="P5">Exercice 2 : (4 points)</text:p>
        <text:p text:style-name="P1"/>
        <text:p text:style-name="P1">Se placer dans le dossier Exo2.</text:p>
        <text:p text:style-name="P1">Ce dossier contient le même fichier nommé « log_ssh.txt » que dans l'exercice 1.</text:p>
        <text:p text:style-name="P1">Créez un script nommé CTP_PYTHON_NOM_Prenom_Exo2.py</text:p>
        <text:p text:style-name="P1">Ce script lit le fichier log_ssh.txt et crée dans le dossier Exo2 le rapport Failed_Password_ssh.txt.</text:p>
        <text:p text:style-name="P1">Ce rapport contient un extrait des lignes indiquant « Failed password ».</text:p>
        <text:p text:style-name="P1">Sur une ligne, on ne gardera que la <text:span text:style-name="T1">date</text:span>, <text:span text:style-name="T3">l'heure</text:span>, <text:span text:style-name="T4">l’ordinateur distant</text:span>, <text:span text:style-name="T5">le user</text:span>, <text:span text:style-name="T6">l'IP du client</text:span>, <text:span text:style-name="T7">le port</text:span> et <text:span text:style-name="T8">le mode</text:span>. (Pensez à split).</text:p>
        <text:p text:style-name="P1"/>
        <text:p text:style-name="P1">Exemple : </text:p>
        <text:p text:style-name="P1"/>
        <text:p text:style-name="P1">La ligne 125 du fichier <text:s/>log_ssh</text:p>
        <text:p text:style-name="P1"><text:span text:style-name="T1">Jan 16</text:span> <text:span text:style-name="T3">12:18:47</text:span> <text:span text:style-name="T4">lpasr-splunk3.iutsf.lan</text:span> Jan 16 12:18:47 lpasr-splunk sshd[3896]: Failed password <text:span text:style-name="T5">for lpasr</text:span> <text:span text:style-name="T6">from 10.14.72.121</text:span> <text:span text:style-name="T7">port 38482</text:span> <text:span text:style-name="T8">ssh2</text:span></text:p>
        <text:p text:style-name="P1"/>
        <text:p text:style-name="P1">deviendra dans le rapport :</text:p>
        <text:p text:style-name="P1"><text:span text:style-name="T1">Jan 16</text:span> <text:span text:style-name="T3">12:18:47</text:span> <text:span text:style-name="T4">lpasr-splunk3.iutsf.lan</text:span> <text:span text:style-name="T5">for lpasr</text:span> <text:span text:style-name="T6">from 10.14.72.121</text:span> <text:span text:style-name="T7">port 38482</text:span> <text:span text:style-name="T8">ssh2</text:span></text:p>
        <text:p text:style-name="P1"/>
        <text:p text:style-name="P1">On n'écrira dans le rapport qu'une seule fois les lignes correspondant au même sshd. Par exemple, les lignes 125, 126 et 127 ne donnent lieu qu'à l'écriture d'une seule ligne dans le rapport.</text:p>
        <text:p text:style-name="P1"/>
        <text:p text:style-name="P1">On terminera l'affichage par un message donnant le nombre de lignes écrites dans le rapport.</text:p>
        <text:p text:style-name="P5"/>
        <text:p text:style-name="P5">Exercice 3 : (5 points)</text:p>
        <text:p text:style-name="P1"/>
        <text:p text:style-name="P1">Se placer dans le dossier Exo3.</text:p>
        <text:p text:style-name="P1">Ce dossier contient un fichier nommé « log_sudo.txt ». Il contient des lignes qui indiquent qu'un utilisateur a passé des commandes en mode sudo.</text:p>
        <text:p text:style-name="P1">Créez un script nommé CTP_PYTHON_NOM_Prenom_Exo3.py</text:p>
        <text:p text:style-name="P1">Ce script lit le fichier log_sudo.txt et crée dans le dossier Exo3 cinq rapports nommés :</text:p>
        <text:list xml:id="list7351255631282094075" text:style-name="L2">
          <text:list-item>
            <text:p text:style-name="P12">install.txt</text:p>
          </text:list-item>
          <text:list-item>
            <text:p text:style-name="P12">poweroff.txt</text:p>
          </text:list-item>
          <text:list-item>
            <text:p text:style-name="P12">restart.txt</text:p>
          </text:list-item>
          <text:list-item>
            <text:p text:style-name="P12">start.txt</text:p>
          </text:list-item>
          <text:list-item>
            <text:p text:style-name="P12">stop.txt</text:p>
          </text:list-item>
        </text:list>
        <text:p text:style-name="P1">Comme leur nom l'indique, on trouve dans ces rapports les lignes du fichiers log_sudo.txt qui contiennent la commande qui donne son nom au rapport.</text:p>
        <text:p text:style-name="P1"/>
        <text:p text:style-name="P1">Exemple : la première ligne du fichier install.txt est la ligne 98 du fichier log_sudo.txt.</text:p>
        <text:p text:style-name="P1"><text:span text:style-name="T2">Attention </text:span>: les lignes du fichiers start.txt ne devront contenir ni la commande restart ni la commande startx.</text:p>
        <text:p text:style-name="P5"><text:soft-page-break/>Exercice 4 : (7 points)</text:p>
        <text:p text:style-name="P1"/>
        <text:p text:style-name="P1">Se placer dans le dossier Exo4.</text:p>
        <text:p text:style-name="P1">Ce dossier contient le fichier « openvpn_log.txt ».</text:p>
        <text:p text:style-name="P1">Il contient des logs des 19 et 20 janvier d'un serveur vpn. L'administrateur le consulte régulièrement car il a constaté des interruptions fréquentes de services inexpliquées. On voit notamment ceci :</text:p>
        <text:p text:style-name="P1"/>
        <text:p text:style-name="P1">En ligne 982, le processus 2087 est ouvert le 19/01 à 17:41:17.</text:p>
        <text:p text:style-name="P1">En ligne 918, ce processus est fermé le 19/01 à 17:45:10 pour un timeout visible en ligne 919.</text:p>
        <text:p text:style-name="P1">En ligne 889, ce processus redémarre <text:s/>le 19/01 à 17:45:14.</text:p>
        <text:p text:style-name="P1">En ligne 782, il stoppe à 17:53:08 pour un timeout visible en ligne 783.</text:p>
        <text:p text:style-name="P1">et ainsi de suite en remontant dans le fichier.</text:p>
        <text:p text:style-name="P1"/>
        <text:p text:style-name="P1">Créez un script nommé CTP_PYTHON_NOM_Prenom_V4.py</text:p>
        <text:p text:style-name="P1">Ce script lit le fichier openvpn_log.txt et crée un rapport nommé « anomalies_VPN.txt » qui contient une liste de ces événements groupés par pid de processus.</text:p>
        <text:p text:style-name="P1"/>
        <text:p text:style-name="P1">La forme du rapport n'est pas imposée et l'organisation de l'information à l'intérieur sera déterminante dans l'obtention de la note.</text:p>
        <text:p text:style-name="P1"/>
        <text:p text:style-name="P1">Avant de vous lancer tête baissée, <text:span text:style-name="T9">lisez bien ceci</text:span> :</text:p>
        <text:p text:style-name="P1">Le fichier openvpn_log.txt vient d'une centralisation de logs, ce qu'il fait qu'il contient quelques doublons. Prenez donc le temps de l'analyser, de repérer ces doublons et de réfléchir à la façon de les traiter. Remarquez aussi qu'il montre des démarrages de processus qui n'ont pas été interrompus.</text:p>
        <text:p text:style-name="P1">Une fois ces constations faites, si vous manquez de temps pour écrire un script, vous pouvez rédiger un algorithme clair traitant du problème et donnant la forme du rapport final.</text:p>
        <text:p text:style-name="P1">Si ceci est bien réalisé, cela pourra rapporter jusqu'à 4 points sur les 7 possibles.</text:p>
        <text:p text:style-name="P1"/>
        <text:p text:style-name="P1"/>
        <text:p text:style-name="P1"/>
        <text:p text:style-name="P4">Qualité du code sur l'ensemble des 4 exercices: (2 poin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Courier New" svg:font-family="'Courier New'"/>
    <style:font-face style:name="Liberation Sans" svg:font-family="'Liberation Sans'"/>
    <style:font-face style:name="Liberation Serif1" svg:font-family="'Liberation Serif'"/>
    <style:font-face style:name="OpenSymbol1" svg:font-family="OpenSymbol"/>
    <style:font-face style:name="StarSymbol" svg:font-family="StarSymbol"/>
    <style:font-face style:name="Symbol" svg:font-family="Symbol"/>
    <style:font-face style:name="Wingdings" svg:font-family="Wingding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contextual-spacing="false"/>
      <style:text-properties fo:font-style="italic"/>
    </style:style>
    <style:style style:name="Normal" style:family="paragraph">
      <style:paragraph-properties fo:line-height="100%" fo:text-align="start" style:justify-single-word="false" fo:orphans="0" fo:widows="0" fo:background-color="transparent" fo:padding="0cm" fo:border="none" style:writing-mode="lr-tb">
        <style:background-image/>
      </style:paragraph-properties>
      <style:text-properties fo:font-variant="normal" fo:text-transform="none" style:font-name="Liberation Serif1" fo:font-family="'Liberation Serif'" fo:font-size="12pt" fo:language="fr" fo:country="FR" fo:font-weight="normal"/>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12cm" style:contextual-spacing="false"/>
    </style:style>
    <style:style style:name="WW_5f_CharLFO4LVL9_5f_text" style:display-name="WW_CharLFO4LVL9_text" style:family="text">
      <style:text-properties style:font-name="Wingdings" fo:font-family="Wingdings"/>
    </style:style>
    <style:style style:name="WW_5f_CharLFO1LVL7_5f_text" style:display-name="WW_CharLFO1LVL7_text" style:family="text">
      <style:text-properties style:font-name="StarSymbol" fo:font-family="StarSymbol"/>
    </style:style>
    <style:style style:name="WW_5f_CharLFO4LVL7_5f_text" style:display-name="WW_CharLFO4LVL7_text" style:family="text">
      <style:text-properties style:font-name="Symbol" fo:font-family="Symbol"/>
    </style:style>
    <style:style style:name="WW_5f_CharLFO1LVL8_5f_text" style:display-name="WW_CharLFO1LVL8_text" style:family="text">
      <style:text-properties style:font-name="StarSymbol" fo:font-family="StarSymbol"/>
    </style:style>
    <style:style style:name="WW_5f_CharLFO1LVL9_5f_text" style:display-name="WW_CharLFO1LVL9_text" style:family="text">
      <style:text-properties style:font-name="StarSymbol" fo:font-family="StarSymbol"/>
    </style:style>
    <style:style style:name="WW_5f_CharLFO4LVL1_5f_text" style:display-name="WW_CharLFO4LVL1_text" style:family="text">
      <style:text-properties style:font-name="Symbol" fo:font-family="Symbol"/>
    </style:style>
    <style:style style:name="WW_5f_CharLFO4LVL3_5f_text" style:display-name="WW_CharLFO4LVL3_text" style:family="text">
      <style:text-properties style:font-name="Wingdings" fo:font-family="Wingdings"/>
    </style:style>
    <style:style style:name="WW_5f_CharLFO4LVL4_5f_text" style:display-name="WW_CharLFO4LVL4_text" style:family="text">
      <style:text-properties style:font-name="Symbol" fo:font-family="Symbol"/>
    </style:style>
    <style:style style:name="WW_5f_CharLFO4LVL2_5f_text" style:display-name="WW_CharLFO4LVL2_text" style:family="text">
      <style:text-properties style:font-name="Courier New" fo:font-family="'Courier New'"/>
    </style:style>
    <style:style style:name="WW_5f_CharLFO4LVL5_5f_text" style:display-name="WW_CharLFO4LVL5_text" style:family="text">
      <style:text-properties style:font-name="Courier New" fo:font-family="'Courier New'"/>
    </style:style>
    <style:style style:name="WW_5f_CharLFO4LVL6_5f_text" style:display-name="WW_CharLFO4LVL6_text" style:family="text">
      <style:text-properties style:font-name="Wingdings" fo:font-family="Wingdings"/>
    </style:style>
    <style:style style:name="WW_5f_CharLFO1LVL4_5f_text" style:display-name="WW_CharLFO1LVL4_text" style:family="text">
      <style:text-properties style:font-name="StarSymbol" fo:font-family="StarSymbol"/>
    </style:style>
    <style:style style:name="WW_5f_CharLFO4LVL8_5f_text" style:display-name="WW_CharLFO4LVL8_text" style:family="text">
      <style:text-properties style:font-name="Courier New" fo:font-family="'Courier New'"/>
    </style:style>
    <style:style style:name="WW_5f_CharLFO1LVL5_5f_text" style:display-name="WW_CharLFO1LVL5_text" style:family="text">
      <style:text-properties style:font-name="StarSymbol" fo:font-family="StarSymbol"/>
    </style:style>
    <style:style style:name="Bullet_20_Symbols_5f_text" style:display-name="Bullet Symbols_text" style:family="text">
      <style:text-properties style:font-name="OpenSymbol1" fo:font-family="OpenSymbol"/>
    </style:style>
    <style:style style:name="WW_5f_CharLFO1LVL6_5f_text" style:display-name="WW_CharLFO1LVL6_text" style:family="text">
      <style:text-properties style:font-name="StarSymbol" fo:font-family="StarSymbol"/>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omer </meta:initial-creator>
    <meta:creation-date>2011-02-09T07:39:00Z</meta:creation-date>
    <dc:date>2017-02-01T19:28:52.814252306</dc:date>
    <meta:print-date>2012-02-09T19:24:42</meta:print-date>
    <meta:editing-duration>PT4H44M14S</meta:editing-duration>
    <meta:editing-cycles>11</meta:editing-cycles>
    <meta:document-statistic meta:table-count="0" meta:image-count="0" meta:object-count="0" meta:page-count="3" meta:paragraph-count="68" meta:word-count="924" meta:character-count="5703" meta:non-whitespace-character-count="4849"/>
  </office:meta>
</office:document-meta>
</file>